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985cm" table:align="left"/>
    </style:style>
    <style:style style:name="Tabelle1.A" style:family="table-column">
      <style:table-column-properties style:column-width="2.044cm"/>
    </style:style>
    <style:style style:name="Tabelle1.B" style:family="table-column">
      <style:table-column-properties style:column-width="1.665cm"/>
    </style:style>
    <style:style style:name="Tabelle1.C" style:family="table-column">
      <style:table-column-properties style:column-width="1.558cm"/>
    </style:style>
    <style:style style:name="Tabelle1.D" style:family="table-column">
      <style:table-column-properties style:column-width="2.718cm"/>
    </style:style>
    <style:style style:name="Tabelle1.A1" style:family="table-cell">
      <style:table-cell-properties style:vertical-align="middle" fo:padding="0.049cm" fo:border="none"/>
    </style:style>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1pt" fo:font-weight="bold" style:font-size-asian="11pt" style:font-weight-asian="bold" style:font-size-complex="11pt" style:font-weight-complex="bold"/>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oking at the variable OilCum360 ( oilC), we can see that it has a very high density at its minimum <text:s text:c="2"/>( -0.8468). In fact there is 100 rows with <text:s/>oilC &lt; -0.8. And still <text:s/>like 70 with oilC &lt; -0.84. This is very strange. We have around 15 % of the data in less than 0.1 % of the space. </text:p>
      <text:p text:style-name="P1"/>
      <text:p text:style-name="P2">Idea:</text:p>
      <text:p text:style-name="P1">Maybe this value was the zero before the normalisation of the data and there was a group of oil-fields that did not produce any oil in the first year at all.</text:p>
      <text:p text:style-name="P1">If we could find a rule to identify this group, we could predict the oilC. value very close for this group.</text:p>
      <text:p text:style-name="P1">Also, it could be possible that this group shows in general a very different behaviour compared to the rest of the oil-fields. Hence, when building a model for the rest it could be useful to exclude that group to make the model more precise and build another model for that group.</text:p>
      <text:p text:style-name="P1"/>
      <text:p text:style-name="P2">Trying to seperate the records with OilCum360 &lt; -0.8</text:p>
      <text:p text:style-name="P2"/>
      <text:p text:style-name="P3">We take the subset of the data ( 363 rows) without the ones that have 18 missing attributes.</text:p>
      <text:p text:style-name="P3">Among those we put a label "low" on those records with oilC &lt; -0.8. ( 80 records). On the remaining 283 records we put the label " high".</text:p>
      <text:p text:style-name="P3">Now we try to fit a linear model in order to predict the label based on the other variables ( apart from GasCum360 and the date variables).</text:p>
      <text:p text:style-name="P3">The linear model we get has the following performances ( with 5- cross fold)</text:p>
      <text:p text:style-name="P3">( numbers dont match with those above bc of cross fold)</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
          </table:table-cell>
          <table:table-cell table:style-name="Tabelle1.A1" office:value-type="string">
            <text:p text:style-name="Table_20_Contents">true high</text:p>
          </table:table-cell>
          <table:table-cell table:style-name="Tabelle1.A1" office:value-type="string">
            <text:p text:style-name="Table_20_Contents">true low</text:p>
          </table:table-cell>
          <table:table-cell table:style-name="Tabelle1.A1" office:value-type="string">
            <text:p text:style-name="Table_20_Contents">class precision</text:p>
          </table:table-cell>
        </table:table-row>
        <table:table-row>
          <table:table-cell table:style-name="Tabelle1.A1" office:value-type="string">
            <text:p text:style-name="Table_20_Contents">pred. high</text:p>
          </table:table-cell>
          <table:table-cell table:style-name="Tabelle1.A1" office:value-type="string">
            <text:p text:style-name="Table_20_Contents">262</text:p>
          </table:table-cell>
          <table:table-cell table:style-name="Tabelle1.A1" office:value-type="string">
            <text:p text:style-name="Table_20_Contents">17</text:p>
          </table:table-cell>
          <table:table-cell table:style-name="Tabelle1.A1" office:value-type="string">
            <text:p text:style-name="Table_20_Contents">93.91%</text:p>
          </table:table-cell>
        </table:table-row>
        <table:table-row>
          <table:table-cell table:style-name="Tabelle1.A1" office:value-type="string">
            <text:p text:style-name="Table_20_Contents">pred. low</text:p>
          </table:table-cell>
          <table:table-cell table:style-name="Tabelle1.A1" office:value-type="string">
            <text:p text:style-name="Table_20_Contents">17</text:p>
          </table:table-cell>
          <table:table-cell table:style-name="Tabelle1.A1" office:value-type="string">
            <text:p text:style-name="Table_20_Contents">67</text:p>
          </table:table-cell>
          <table:table-cell table:style-name="Tabelle1.A1" office:value-type="string">
            <text:p text:style-name="Table_20_Contents">79.76%</text:p>
          </table:table-cell>
        </table:table-row>
      </table:table>
      <text:p text:style-name="P3"/>
      <text:p text:style-name="P3">That means are model can find 67 of 84 "low" lables.</text:p>
      <text:p text:style-name="P3">What is even more important is the 17 / 262 = 6% <text:s/>wrongly as predict ones. Because making a wrong predcition cost us a penalty score. So our model. is not that bad.</text:p>
      <text:p text:style-name="P3"/>
      <text:p text:style-name="P3">When we look at the actual values of OilC we find that even the ones that were wrongly predicted as low still have a quite low value of oilC (even if its higher than -0.8).</text:p>
      <text:p text:style-name="P3">The four biggest values are -0.59, -0.626,-0.636. <text:s/>and -0.72.</text:p>
      <text:p text:style-name="P3">Hence, even if we classified them wrong, we can avoid getting a penalty in the score just by adapting the the prediction interval to [ -0.85, -0.72] . If we would have chosen this interval , we would have gotten penalty for only 3 out of 84 points.</text:p>
      <text:p text:style-name="P3"/>
      <text:p text:style-name="P2">Using the confidence output of a linear classifier</text:p>
      <text:p text:style-name="P3">The prediction of the linear model also includes a "confidence" output for each record of the testing set. When we sort the the "low" labeled data according to the confidence of the linear model, we can see that those predications with a high confidence are more likely to actually belong to the "low" class.</text:p>
      <text:p text:style-name="P3">The idea is now to make the size of interval for our predication of OilCum360 dependent on the confidence out of the linear classifier.</text:p>
      <text:p text:style-name="P3"/>
      <text:p text:style-name="P3">Example: Assume our moddel has predicted 8 values to belong to the "low" class.</text:p>
      <text:p text:style-name="P3">We order them by confidence and give the follwing final prediction of " OilCum360".</text:p>
      <text:p text:style-name="P3">For the records<text:tab/>1-20 <text:s/><text:tab/>interval:<text:tab/><text:tab/>[-0.85, -0.8 ]</text:p>
      <text:p text:style-name="P3"><text:tab/><text:tab/><text:tab/>21-40 <text:tab/>interval<text:tab/><text:tab/>[-0.85, -0.75]</text:p>
      <text:p text:style-name="P3"><text:tab/><text:tab/><text:tab/>41-80 <text:s/>interval<text:tab/><text:tab/><text:tab/>[-0.85, -0.71]</text:p>
      <text:p text:style-name="P3"><text:s/>If we choose a very big interval for prediction of gas, lets say [-2,3], and assume we get 3 times the penalty, we get as average score for the subset of the 84 "low" predicted records:</text:p>
      <text:p text:style-name="P3"/>
      <text:p text:style-name="P3">(30+ ( 20* 0.05*5 +20*0.1*5 +40 *0.14 *5 )) / 84 = (2+10+28+30) / 84 = 0.833 which is a very good partial score.</text:p>
      <text:p text:style-name="P3">Of course, everthing has to be done now in a more sophisticated way.</text:p>
      <text:p text:style-name="P2"><text:soft-page-break/>Ideas for the future</text:p>
      <text:p text:style-name="P3">Try other classifiers for seperation of the "low" values.</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meta:initial-creator>
    <meta:creation-date>2017-10-13T17:39:15.53</meta:creation-date>
    <meta:document-statistic meta:table-count="1" meta:image-count="0" meta:object-count="0" meta:page-count="2" meta:paragraph-count="40" meta:word-count="639" meta:character-count="3369"/>
    <dc:date>2017-10-15T09:34:24.57</dc:date>
    <dc:creator>Andreas Z</dc:creator>
    <meta:editing-duration>P1DT14H30M57S</meta:editing-duration>
    <meta:editing-cycles>1</meta:editing-cycles>
    <meta:generator>OpenOffice/4.1.2$Win32 OpenOffice.org_project/412m3$Build-9782</meta:generator>
  </office:meta>
</office:document-meta>
</file>